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Bold" svg:font-family="Georgia-Bold" style:font-family-generic="roman" style:font-pitch="variable"/>
    <style:font-face style:name="Roboto, Noto, sans-serif" svg:font-family="Roboto, Noto, sans-serif" style:font-family-generic="system"/>
    <style:font-face style:name="Wingdings-Regular" svg:font-family="Wingdings-Regular"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Georgia-Bold" fo:font-weight="bold" style:font-weight-asian="bold" fo:color="#000000" fo:font-size="14pt" style:font-size-asian="14pt" style:font-size-complex="14pt"/>
    </style:style>
    <style:style style:name="P2" style:parent-style-name="Standard" style:list-style-name="LFO2" style:family="paragraph"/>
    <style:style style:name="T3" style:parent-style-name="DefaultParagraphFont" style:family="text">
      <style:text-properties style:font-name="Arial" fo:font-weight="bold" style:font-weight-asian="bold" style:font-weight-complex="bold" fo:color="#000000"/>
    </style:style>
    <style:style style:name="T4" style:parent-style-name="DefaultParagraphFont" style:family="text">
      <style:text-properties style:font-name="Georgia-Bold" fo:color="#000000"/>
    </style:style>
    <style:style style:name="T5" style:parent-style-name="DefaultParagraphFont" style:family="text">
      <style:text-properties style:font-name="Roboto, Noto, sans-serif" fo:color="#000000"/>
    </style:style>
    <style:style style:name="T6" style:parent-style-name="DefaultParagraphFont" style:family="text">
      <style:text-properties style:font-name="Georgia-Bold" fo:color="#000000"/>
    </style:style>
    <style:style style:name="P7" style:parent-style-name="Standard" style:list-style-name="LFO2" style:family="paragraph"/>
    <style:style style:name="T8" style:parent-style-name="DefaultParagraphFont" style:family="text">
      <style:text-properties fo:font-weight="bold" style:font-weight-asian="bold" style:font-weight-complex="bold" fo:color="#000000"/>
    </style:style>
    <style:style style:name="T9" style:parent-style-name="DefaultParagraphFont" style:family="text">
      <style:text-properties fo:color="#000000"/>
    </style:style>
    <style:style style:name="T10" style:parent-style-name="DefaultParagraphFont" style:family="text">
      <style:text-properties fo:color="#000000"/>
    </style:style>
    <style:style style:name="P11" style:parent-style-name="Standard" style:list-style-name="LFO2" style:family="paragraph"/>
    <style:style style:name="T12" style:parent-style-name="DefaultParagraphFont" style:family="text">
      <style:text-properties style:font-name="Roboto, Noto, sans-serif" fo:color="#000000"/>
    </style:style>
    <style:style style:name="T13" style:parent-style-name="DefaultParagraphFont" style:family="text">
      <style:text-properties style:font-name="Roboto, Noto, sans-serif" fo:color="#000000"/>
    </style:style>
    <style:style style:name="P14" style:parent-style-name="Standard" style:list-style-name="LFO2" style:family="paragraph"/>
    <style:style style:name="T15" style:parent-style-name="DefaultParagraphFont" style:family="text">
      <style:text-properties fo:font-weight="bold" style:font-weight-asian="bold" style:font-weight-complex="bold" fo:color="#000000"/>
    </style:style>
    <style:style style:name="T16" style:parent-style-name="DefaultParagraphFont" style:family="text">
      <style:text-properties style:font-name="Roboto, Noto, sans-serif" fo:font-weight="bold" style:font-weight-asian="bold" style:font-weight-complex="bold" fo:color="#000000"/>
    </style:style>
    <style:style style:name="T17" style:parent-style-name="DefaultParagraphFont" style:family="text">
      <style:text-properties style:font-name="Roboto, Noto, sans-serif" fo:font-weight="bold" style:font-weight-asian="bold" style:font-weight-complex="bold" fo:color="#000000"/>
    </style:style>
    <style:style style:name="T18" style:parent-style-name="DefaultParagraphFont" style:family="text">
      <style:text-properties fo:font-weight="bold" style:font-weight-asian="bold" style:font-weight-complex="bold" fo:color="#000000"/>
    </style:style>
    <style:style style:name="T19" style:parent-style-name="DefaultParagraphFont" style:family="text">
      <style:text-properties fo:color="#000000"/>
    </style:style>
    <style:style style:name="P20" style:parent-style-name="Standard" style:list-style-name="LFO2" style:family="paragraph"/>
    <style:style style:name="T21" style:parent-style-name="DefaultParagraphFont" style:family="text">
      <style:text-properties fo:font-weight="bold" style:font-weight-asian="bold" style:font-weight-complex="bold" fo:color="#000000"/>
    </style:style>
    <style:style style:name="T22" style:parent-style-name="DefaultParagraphFont" style:family="text">
      <style:text-properties fo:color="#000000"/>
    </style:style>
    <style:style style:name="P23" style:parent-style-name="Standard" style:list-style-name="LFO2" style:family="paragraph"/>
    <style:style style:name="T24" style:parent-style-name="DefaultParagraphFont" style:family="text">
      <style:text-properties style:font-name="Arial" fo:color="#000000"/>
    </style:style>
    <style:style style:name="T25" style:parent-style-name="DefaultParagraphFont" style:family="text">
      <style:text-properties style:font-name="Arial" fo:color="#000000"/>
    </style:style>
    <style:style style:name="P26" style:parent-style-name="Standard" style:list-style-name="LFO2" style:family="paragraph"/>
    <style:style style:name="T27" style:parent-style-name="DefaultParagraphFont" style:family="text">
      <style:text-properties fo:font-weight="bold" style:font-weight-asian="bold" fo:color="#000000"/>
    </style:style>
    <style:style style:name="T28" style:parent-style-name="DefaultParagraphFont" style:family="text">
      <style:text-properties fo:color="#000000"/>
    </style:style>
    <style:style style:name="T29" style:parent-style-name="DefaultParagraphFont" style:family="text">
      <style:text-properties fo:color="#000000"/>
    </style:style>
    <style:style style:name="P30" style:parent-style-name="Standard" style:list-style-name="LFO2" style:family="paragraph"/>
    <style:style style:name="T31" style:parent-style-name="DefaultParagraphFont" style:family="text">
      <style:text-properties fo:font-weight="bold" style:font-weight-asian="bold" style:font-weight-complex="bold" fo:color="#000000"/>
    </style:style>
    <style:style style:name="T32" style:parent-style-name="DefaultParagraphFont" style:family="text">
      <style:text-properties fo:color="#000000"/>
    </style:style>
    <style:style style:name="T33" style:parent-style-name="DefaultParagraphFont" style:family="text">
      <style:text-properties fo:color="#000000"/>
    </style:style>
    <style:style style:name="T34" style:parent-style-name="DefaultParagraphFont" style:family="text">
      <style:text-properties fo:color="#000000"/>
    </style:style>
    <style:style style:name="P35" style:parent-style-name="Standard" style:list-style-name="LFO2" style:family="paragraph"/>
    <style:style style:name="T36" style:parent-style-name="DefaultParagraphFont" style:family="text">
      <style:text-properties fo:font-weight="bold" style:font-weight-asian="bold" style:font-weight-complex="bold" fo:color="#000000"/>
    </style:style>
    <style:style style:name="T37" style:parent-style-name="DefaultParagraphFont" style:family="text">
      <style:text-properties fo:color="#000000"/>
    </style:style>
    <style:style style:name="T38" style:parent-style-name="DefaultParagraphFont" style:family="text">
      <style:text-properties fo:color="#000000"/>
    </style:style>
    <style:style style:name="P39" style:parent-style-name="Standard" style:list-style-name="LFO2" style:family="paragraph"/>
    <style:style style:name="T40" style:parent-style-name="DefaultParagraphFont" style:family="text">
      <style:text-properties fo:font-weight="bold" style:font-weight-asian="bold" style:font-weight-complex="bold" fo:color="#000000"/>
    </style:style>
    <style:style style:name="T41" style:parent-style-name="DefaultParagraphFont" style:family="text">
      <style:text-properties fo:color="#000000"/>
    </style:style>
    <style:style style:name="T42" style:parent-style-name="DefaultParagraphFont" style:family="text">
      <style:text-properties fo:color="#000000"/>
    </style:style>
    <style:style style:name="T43" style:parent-style-name="DefaultParagraphFont" style:family="text">
      <style:text-properties fo:color="#000000"/>
    </style:style>
    <style:style style:name="P44" style:parent-style-name="Standard" style:list-style-name="LFO2" style:family="paragraph"/>
    <style:style style:name="T45" style:parent-style-name="DefaultParagraphFont" style:family="text">
      <style:text-properties style:font-name="Arial" fo:font-weight="bold" style:font-weight-asian="bold" style:font-weight-complex="bold" fo:color="#000000"/>
    </style:style>
    <style:style style:name="T46" style:parent-style-name="DefaultParagraphFont" style:family="text">
      <style:text-properties style:font-name="Arial" fo:color="#000000"/>
    </style:style>
    <style:style style:name="P47" style:parent-style-name="Standard" style:family="paragraph">
      <style:text-properties style:font-name="Arial" fo:color="#000000"/>
    </style:style>
    <style:style style:name="P48" style:parent-style-name="Standard" style:list-style-name="LFO2" style:family="paragraph"/>
    <style:style style:name="T49" style:parent-style-name="DefaultParagraphFont" style:family="text">
      <style:text-properties style:font-name="Arial" fo:font-weight="bold" style:font-weight-asian="bold" style:font-weight-complex="bold" fo:color="#000000"/>
    </style:style>
    <style:style style:name="T50" style:parent-style-name="DefaultParagraphFont" style:family="text">
      <style:text-properties style:font-name="Arial" fo:color="#000000"/>
    </style:style>
    <style:style style:name="T51" style:parent-style-name="DefaultParagraphFont" style:family="text">
      <style:text-properties style:font-name="Arial" fo:color="#000000"/>
    </style:style>
    <style:style style:name="T52" style:parent-style-name="DefaultParagraphFont" style:family="text">
      <style:text-properties style:font-name="Arial" fo:color="#000000"/>
    </style:style>
    <style:style style:name="P53" style:parent-style-name="Default" style:family="paragraph">
      <style:text-properties style:font-name="Arial"/>
    </style:style>
    <style:style style:name="P54" style:parent-style-name="Default" style:family="paragraph">
      <style:text-properties style:font-name="Arial"/>
    </style:style>
    <style:style style:name="P55" style:parent-style-name="Standard" style:family="paragraph">
      <style:text-properties style:font-name="Arial" fo:font-weight="bold" style:font-weight-asian="bold" fo:color="#000000"/>
    </style:style>
    <style:style style:name="T56" style:parent-style-name="DefaultParagraphFont" style:family="text">
      <style:text-properties style:font-name="Arial" fo:font-weight="bold" style:font-weight-asian="bold" style:font-weight-complex="bold" fo:color="#000000"/>
    </style:style>
    <style:style style:name="T57" style:parent-style-name="DefaultParagraphFont" style:family="text">
      <style:text-properties style:font-name="Arial" fo:font-weight="bold" style:font-weight-asian="bold" style:font-weight-complex="bold" fo:color="#000000"/>
    </style:style>
    <style:style style:name="P58" style:parent-style-name="Standard" style:family="paragraph">
      <style:paragraph-properties fo:margin-bottom="0.1041in"/>
      <style:text-properties style:font-name="Arial" fo:color="#000000"/>
    </style:style>
    <style:style style:name="T59" style:parent-style-name="DefaultParagraphFont" style:family="text">
      <style:text-properties style:font-name="Roboto, Noto, sans-serif" fo:font-weight="bold" style:font-weight-asian="bold" style:font-weight-complex="bold" fo:color="#000000"/>
    </style:style>
    <style:style style:name="T60" style:parent-style-name="DefaultParagraphFont" style:family="text">
      <style:text-properties style:font-name="Roboto, Noto, sans-serif" style:font-name-asian="Roboto, Noto, sans-serif" style:font-name-complex="Roboto, Noto, sans-serif" fo:color="#000000"/>
    </style:style>
    <style:style style:name="T61" style:parent-style-name="DefaultParagraphFont" style:family="text">
      <style:text-properties style:font-name="Roboto, Noto, sans-serif" style:font-name-asian="Roboto, Noto, sans-serif" style:font-name-complex="Roboto, Noto, sans-serif" fo:color="#000000"/>
    </style:style>
    <style:style style:name="T62" style:parent-style-name="DefaultParagraphFont" style:family="text">
      <style:text-properties style:font-name="Roboto, Noto, sans-serif" style:font-name-asian="Roboto, Noto, sans-serif" style:font-name-complex="Roboto, Noto, sans-serif" fo:color="#000000"/>
    </style:style>
    <style:style style:name="T63" style:parent-style-name="DefaultParagraphFont" style:family="text">
      <style:text-properties style:font-name="Roboto, Noto, sans-serif" style:font-name-asian="Roboto, Noto, sans-serif" style:font-name-complex="Roboto, Noto, sans-serif" fo:color="#000000"/>
    </style:style>
    <style:style style:name="T64" style:parent-style-name="DefaultParagraphFont" style:family="text">
      <style:text-properties style:font-name="Roboto, Noto, sans-serif" style:font-name-asian="Roboto, Noto, sans-serif" style:font-name-complex="Roboto, Noto, sans-serif" fo:color="#000000"/>
    </style:style>
    <style:style style:name="T65" style:parent-style-name="DefaultParagraphFont" style:family="text">
      <style:text-properties style:font-name="Roboto, Noto, sans-serif" style:font-name-asian="Roboto, Noto, sans-serif" style:font-name-complex="Roboto, Noto, sans-serif" fo:color="#000000"/>
    </style:style>
    <style:style style:name="T66" style:parent-style-name="DefaultParagraphFont" style:family="text">
      <style:text-properties style:font-name="Roboto, Noto, sans-serif" style:font-name-asian="Roboto, Noto, sans-serif" style:font-name-complex="Roboto, Noto, sans-serif" fo:color="#000000"/>
    </style:style>
    <style:style style:name="T67" style:parent-style-name="DefaultParagraphFont" style:family="text">
      <style:text-properties style:font-name="Roboto, Noto, sans-serif" style:font-name-asian="Roboto, Noto, sans-serif" style:font-name-complex="Roboto, Noto, sans-serif" fo:color="#000000"/>
    </style:style>
    <style:style style:name="T68" style:parent-style-name="DefaultParagraphFont" style:family="text">
      <style:text-properties style:font-name="Roboto, Noto, sans-serif" style:font-name-asian="Roboto, Noto, sans-serif" style:font-name-complex="Roboto, Noto, sans-serif" fo:color="#000000"/>
    </style:style>
    <style:style style:name="T69" style:parent-style-name="DefaultParagraphFont" style:family="text">
      <style:text-properties style:font-name="Roboto, Noto, sans-serif" style:font-name-asian="Roboto, Noto, sans-serif" style:font-name-complex="Roboto, Noto, sans-serif" fo:color="#000000"/>
    </style:style>
    <style:style style:name="T70" style:parent-style-name="DefaultParagraphFont" style:family="text">
      <style:text-properties style:font-name="Roboto, Noto, sans-serif" style:font-name-asian="Roboto, Noto, sans-serif" style:font-name-complex="Roboto, Noto, sans-serif" fo:color="#000000"/>
    </style:style>
    <style:style style:name="T71" style:parent-style-name="DefaultParagraphFont" style:family="text">
      <style:text-properties style:font-name="Roboto, Noto, sans-serif" style:font-name-asian="Roboto, Noto, sans-serif" style:font-name-complex="Roboto, Noto, sans-serif" fo:color="#000000"/>
    </style:style>
    <style:style style:name="T72" style:parent-style-name="DefaultParagraphFont" style:family="text">
      <style:text-properties style:font-name="Roboto, Noto, sans-serif" style:font-name-asian="Roboto, Noto, sans-serif" style:font-name-complex="Roboto, Noto, sans-serif" fo:color="#000000"/>
    </style:style>
    <style:style style:name="T73" style:parent-style-name="DefaultParagraphFont" style:family="text">
      <style:text-properties style:font-name="Roboto, Noto, sans-serif" style:font-name-asian="Roboto, Noto, sans-serif" style:font-name-complex="Roboto, Noto, sans-serif" fo:color="#000000"/>
    </style:style>
    <style:style style:name="T74" style:parent-style-name="DefaultParagraphFont" style:family="text">
      <style:text-properties style:font-name="Roboto, Noto, sans-serif" style:font-name-asian="Roboto, Noto, sans-serif" style:font-name-complex="Roboto, Noto, sans-serif" fo:color="#000000"/>
    </style:style>
    <style:style style:name="T75" style:parent-style-name="DefaultParagraphFont" style:family="text">
      <style:text-properties style:font-name="Roboto, Noto, sans-serif" style:font-name-asian="Roboto, Noto, sans-serif" style:font-name-complex="Roboto, Noto, sans-serif" fo:color="#000000"/>
    </style:style>
    <style:style style:name="T76" style:parent-style-name="DefaultParagraphFont" style:family="text">
      <style:text-properties style:font-name="Roboto, Noto, sans-serif" style:font-name-asian="Roboto, Noto, sans-serif" style:font-name-complex="Roboto, Noto, sans-serif" fo:color="#000000"/>
    </style:style>
    <style:style style:name="T77" style:parent-style-name="DefaultParagraphFont" style:family="text">
      <style:text-properties style:font-name="Roboto, Noto, sans-serif" style:font-name-asian="Roboto, Noto, sans-serif" style:font-name-complex="Roboto, Noto, sans-serif" fo:color="#000000"/>
    </style:style>
    <style:style style:name="T78" style:parent-style-name="DefaultParagraphFont" style:family="text">
      <style:text-properties style:font-name="Roboto, Noto, sans-serif" style:font-name-asian="Roboto, Noto, sans-serif" style:font-name-complex="Roboto, Noto, sans-serif" fo:color="#000000"/>
    </style:style>
    <style:style style:name="T79" style:parent-style-name="DefaultParagraphFont" style:family="text">
      <style:text-properties style:font-name="Roboto, Noto, sans-serif" style:font-name-asian="Roboto, Noto, sans-serif" style:font-name-complex="Roboto, Noto, sans-serif" fo:font-weight="bold" style:font-weight-asian="bold" style:font-weight-complex="bold" fo:color="#000000"/>
    </style:style>
    <style:style style:name="T80" style:parent-style-name="DefaultParagraphFont" style:family="text">
      <style:text-properties style:font-name="Roboto, Noto, sans-serif" style:font-name-asian="Roboto, Noto, sans-serif" style:font-name-complex="Roboto, Noto, sans-serif" fo:font-weight="bold" style:font-weight-asian="bold" style:font-weight-complex="bold" fo:color="#000000"/>
    </style:style>
    <style:style style:name="T81" style:parent-style-name="DefaultParagraphFont" style:family="text">
      <style:text-properties style:font-name="Roboto, Noto, sans-serif" style:font-name-asian="Roboto, Noto, sans-serif" style:font-name-complex="Roboto, Noto, sans-serif" fo:color="#000000"/>
    </style:style>
    <style:style style:name="T82" style:parent-style-name="DefaultParagraphFont" style:family="text">
      <style:text-properties style:font-name="Roboto, Noto, sans-serif" style:font-name-asian="Roboto, Noto, sans-serif" style:font-name-complex="Roboto, Noto, sans-serif" fo:color="#000000"/>
    </style:style>
    <style:style style:name="T83" style:parent-style-name="DefaultParagraphFont" style:family="text">
      <style:text-properties style:font-name="Roboto, Noto, sans-serif" style:font-name-asian="Roboto, Noto, sans-serif" style:font-name-complex="Roboto, Noto, sans-serif" fo:color="#000000"/>
    </style:style>
    <style:style style:name="T84" style:parent-style-name="DefaultParagraphFont" style:family="text">
      <style:text-properties style:font-name="Roboto, Noto, sans-serif" style:font-name-asian="Roboto, Noto, sans-serif" style:font-name-complex="Roboto, Noto, sans-serif" fo:color="#000000"/>
    </style:style>
    <style:style style:name="P85" style:parent-style-name="Standard" style:family="paragraph">
      <style:text-properties style:font-name="Roboto, Noto, sans-serif" fo:color="#000000"/>
    </style:style>
    <style:style style:name="T86" style:parent-style-name="DefaultParagraphFont" style:family="text">
      <style:text-properties style:font-name="Arial" fo:font-weight="bold" style:font-weight-asian="bold" style:font-weight-complex="bold" fo:color="#000000" style:language-complex="ar" style:country-complex="EG"/>
    </style:style>
    <style:style style:name="T87" style:parent-style-name="DefaultParagraphFont" style:family="text">
      <style:text-properties style:font-name="Roboto, Noto, sans-serif" fo:font-weight="bold" style:font-weight-asian="bold" style:font-weight-complex="bold" fo:color="#000000" style:language-complex="ar" style:country-complex="EG"/>
    </style:style>
    <style:style style:name="T88" style:parent-style-name="DefaultParagraphFont" style:family="text">
      <style:text-properties style:font-name="Arial" fo:color="#000000" style:language-complex="ar" style:country-complex="EG"/>
    </style:style>
    <style:style style:name="T89" style:parent-style-name="DefaultParagraphFont" style:family="text">
      <style:text-properties style:font-name="Roboto, Noto, sans-serif" fo:color="#000000" style:language-complex="ar" style:country-complex="EG"/>
    </style:style>
    <style:style style:name="T90" style:parent-style-name="DefaultParagraphFont" style:family="text">
      <style:text-properties style:font-name="Roboto, Noto, sans-serif" fo:color="#000000" style:language-complex="ar" style:country-complex="EG"/>
    </style:style>
    <style:style style:name="T91" style:parent-style-name="DefaultParagraphFont" style:family="text">
      <style:text-properties style:font-name="Arial" fo:color="#000000" style:language-complex="ar" style:country-complex="EG"/>
    </style:style>
    <style:style style:name="P92" style:parent-style-name="Standard" style:family="paragraph">
      <style:text-properties style:font-name="Arial" fo:color="#000000"/>
    </style:style>
    <style:style style:name="P93" style:parent-style-name="Standard" style:family="paragraph">
      <style:text-properties style:font-name="Arial" fo:color="#000000"/>
    </style:style>
    <style:style style:name="T94" style:parent-style-name="DefaultParagraphFont" style:family="text">
      <style:text-properties style:font-name="Arial" fo:font-weight="bold" style:font-weight-asian="bold" fo:font-style="italic" style:font-style-asian="italic" fo:color="#000000"/>
    </style:style>
    <style:style style:name="T95" style:parent-style-name="DefaultParagraphFont" style:family="text">
      <style:text-properties style:font-name="Wingdings-Regular" fo:color="#000000"/>
    </style:style>
    <style:style style:name="T96" style:parent-style-name="DefaultParagraphFont" style:family="text">
      <style:text-properties style:font-name="Wingdings-Regular" fo:color="#000000"/>
    </style:style>
    <style:style style:name="T97" style:parent-style-name="DefaultParagraphFont" style:family="text">
      <style:text-properties style:font-name="Arial" fo:color="#000000"/>
    </style:style>
    <style:style style:name="T98" style:parent-style-name="DefaultParagraphFont" style:family="text">
      <style:text-properties style:font-name="Wingdings-Regular" fo:color="#000000"/>
    </style:style>
    <style:style style:name="T99" style:parent-style-name="DefaultParagraphFont" style:family="text">
      <style:text-properties style:font-name="Wingdings-Regular" fo:color="#000000"/>
    </style:style>
    <style:style style:name="T100" style:parent-style-name="DefaultParagraphFont" style:family="text">
      <style:text-properties style:font-name="Arial" fo:color="#000000"/>
    </style:style>
    <style:style style:name="T101" style:parent-style-name="DefaultParagraphFont" style:family="text">
      <style:text-properties style:font-name="Wingdings-Regular" fo:color="#000000"/>
    </style:style>
    <style:style style:name="T102" style:parent-style-name="DefaultParagraphFont" style:family="text">
      <style:text-properties style:font-name="Wingdings-Regular" fo:color="#000000"/>
    </style:style>
    <style:style style:name="T103" style:parent-style-name="DefaultParagraphFont" style:family="text">
      <style:text-properties style:font-name="Arial" fo:color="#000000"/>
    </style:style>
    <style:style style:name="T104" style:parent-style-name="DefaultParagraphFont" style:family="text">
      <style:text-properties style:font-name="Wingdings-Regular" fo:color="#000000"/>
    </style:style>
    <style:style style:name="T105" style:parent-style-name="DefaultParagraphFont" style:family="text">
      <style:text-properties style:font-name="Wingdings-Regular" fo:color="#000000"/>
    </style:style>
    <style:style style:name="T106" style:parent-style-name="DefaultParagraphFont" style:family="text">
      <style:text-properties style:font-name="Arial" fo:color="#000000"/>
    </style:style>
    <style:style style:name="P107" style:parent-style-name="Default" style:family="paragraph">
      <style:text-properties style:font-name="Arial" fo:font-weight="bold" style:font-weight-asian="bold" style:font-weight-complex="bold"/>
    </style:style>
    <style:style style:name="P108" style:parent-style-name="Default" style:family="paragraph">
      <style:text-properties fo:font-weight="bold" style:font-weight-asian="bold" style:font-weight-complex="bold" fo:font-size="14pt" style:font-size-asian="14pt" style:font-size-complex="14pt" style:language-complex="ar" style:country-complex="EG"/>
    </style:style>
    <style:style style:name="P109" style:parent-style-name="Default" style:family="paragraph">
      <style:text-properties fo:font-weight="bold" style:font-weight-asian="bold" style:font-weight-complex="bold" style:language-complex="ar" style:country-complex="EG"/>
    </style:style>
    <style:style style:name="P110" style:parent-style-name="Default" style:family="paragraph">
      <style:text-properties fo:font-weight="bold" style:font-weight-asian="bold" style:font-weight-complex="bold" style:language-complex="ar" style:country-complex="EG"/>
    </style:style>
    <style:style style:name="P111" style:parent-style-name="Default" style:family="paragraph">
      <style:text-properties fo:font-weight="bold" style:font-weight-asian="bold" style:font-weight-complex="bold" style:language-complex="ar" style:country-complex="EG"/>
    </style:style>
    <style:style style:name="P112" style:parent-style-name="Default" style:family="paragraph">
      <style:text-properties fo:font-weight="bold" style:font-weight-asian="bold" style:font-weight-complex="bold" style:language-complex="ar" style:country-complex="EG"/>
    </style:style>
    <style:style style:name="P113" style:parent-style-name="Default" style:family="paragraph">
      <style:text-properties fo:font-weight="bold" style:font-weight-asian="bold" style:font-weight-complex="bold" style:language-complex="ar" style:country-complex="EG"/>
    </style:style>
  </office:automatic-styles>
  <office:body>
    <office:text text:use-soft-page-breaks="true">
      <text:p text:style-name="P1">Functional Requirements:</text:p>
      <text:list text:style-name="LFO2" text:continue-numbering="true">
        <text:list-item>
          <text:p text:style-name="P2"><text:span text:style-name="T3">Registration</text:span><text:span text:style-name="T4"><text:s/>:</text:span><text:span text:style-name="T5">Every parson can view the store but only the members can checkout it become control by administrator. For being member of website, the customer need to register for membership.</text:span><text:span text:style-name="T6"><text:line-break/></text:span></text:p>
        </text:list-item>
        <text:list-item>
          <text:p text:style-name="P7"><text:span text:style-name="T8">login</text:span><text:span text:style-name="T9"><text:s/>: After registration user will get user ID and password through which<text:s/></text:span><text:span text:style-name="T10">user can login to access the system.</text:span></text:p>
        </text:list-item>
        <text:list-item>
          <text:p text:style-name="P11"><text:span text:style-name="T12">User Profile:The User Profile page is area that given user maintains his her own information. The user can only change his/her password required. The user can browse and search the item and add to shopping cart and can</text:span><text:span text:style-name="T13"><text:s/>checkout and also the user can edit profile that include change shipping address and details. For other information to be changed, the super admin and admin privilege is required.</text:span></text:p>
        </text:list-item>
        <text:list-item>
          <text:p text:style-name="P14"><text:span text:style-name="T15">Search bike &amp; bike parts :<text:s/></text:span><text:span text:style-name="T16">Customer must be able to view his/her orders hi</text:span><text:span text:style-name="T17">story. Each customer must be able to view placed order status. Customer should be able to validate and confirm their invoice.</text:span><text:span text:style-name="T18"><text:s/></text:span><text:span text:style-name="T19"><text:s/></text:span></text:p>
        </text:list-item>
        <text:list-item>
          <text:p text:style-name="P20"><text:span text:style-name="T21">Add to Cart<text:s/></text:span><text:span text:style-name="T22">: User can select the product and add to the shopping cart which he wants to purchase.</text:span></text:p>
        </text:list-item>
        <text:list-item>
          <text:p text:style-name="P23"><text:span text:style-name="T24">Remove product: Admin could<text:s/></text:span><text:span text:style-name="T25">remove products from his stock on the website before being consumed by the customers</text:span></text:p>
        </text:list-item>
        <text:list-item>
          <text:p text:style-name="P26"><text:span text:style-name="T27">Rent Bike :<text:s/></text:span><text:span text:style-name="T28">in this module user must register himself for renting bike<text:s/></text:span><text:span text:style-name="T29">he will be charged according to rent per day basic.</text:span></text:p>
        </text:list-item>
        <text:list-item>
          <text:p text:style-name="P30"><text:span text:style-name="T31">Add article <text:s/></text:span><text:span text:style-name="T32">:<text:s/></text:span><text:span text:style-name="T33">Bikers can post article and<text:s/></text:span><text:span text:style-name="T34">registered user can comment over it .</text:span></text:p>
        </text:list-item>
        <text:list-item>
          <text:p text:style-name="P35"><text:span text:style-name="T36">Sell Bike<text:s/></text:span><text:span text:style-name="T37">:in this module user can sell their bikes <text:s/></text:span><text:span text:style-name="T38">and get response from other user <text:s/>where admin will get to know about the item user will sell it <text:s/>.</text:span></text:p>
        </text:list-item>
        <text:list-item>
          <text:p text:style-name="P39"><text:span text:style-name="T40">Check servicing</text:span><text:span text:style-name="T41"><text:s/>: in this module user <text:s/></text:span><text:span text:style-name="T42">can register for bike servi</text:span><text:span text:style-name="T43">ce, where admin will get to know about date and time user wants to come for service .</text:span></text:p>
        </text:list-item>
        <text:list-item>
          <text:p text:style-name="P44"><text:span text:style-name="T45">Rate</text:span><text:span text:style-name="T46">: users could rate the product after purchasing it and post a</text:span></text:p>
        </text:list-item>
      </text:list>
      <text:p text:style-name="P47">comment on it.</text:p>
      <text:list text:style-name="LFO2" text:continue-numbering="true">
        <text:list-item>
          <text:p text:style-name="P48"><text:span text:style-name="T49">Reset Password</text:span><text:span text:style-name="T50"><text:s/>:</text:span><text:span text:style-name="T51">If user forgets his password he can just click forget password, and he wi</text:span><text:span text:style-name="T52">ll be asked to enter user id and email id and new password can be sent on user’s email Id, From which he can login into the system</text:span></text:p>
        </text:list-item>
      </text:list>
      <text:p text:style-name="P53"><text:s text:c="2"/></text:p>
      <text:p text:style-name="P54"/>
      <text:p text:style-name="P55">Non-Functional Requirements</text:p>
      <text:p text:style-name="Standard"><text:span text:style-name="T56"><text:s/></text:span><text:span text:style-name="T57">Usability:</text:span></text:p>
      <text:p text:style-name="P58">Usability is crucial in website development. Because whether you are doing online store or online application, the page for users to make him easy and fun to use is a key; efficient to use, easy to use and consistent interface can help enhance usability.<text:line-break/>- Efficient to use.<text:line-break/>- Easy to use.<text:line-break/>- Consistent interfaces</text:p>
      <text:p text:style-name="Standard"><text:span text:style-name="T59">prefermance</text:span><text:span text:style-name="T60">:</text:span></text:p>
      <text:p text:style-name="Standard"><text:span text:style-name="T61"> Fast<text:s/></text:span><text:span text:style-name="T62">Response Time for User Login</text:span><text:span text:style-name="T63"><text:line-break/></text:span><text:span text:style-name="T64">The average response time for user login after entering user name and password should be</text:span><text:span text:style-name="T65"><text:line-break/></text:span><text:span text:style-name="T66">no more than 3 sec and the maximum response time should be 10 seconds.</text:span><text:span text:style-name="T67"><text:line-break/></text:span><text:span text:style-name="T68">- Fast Average Time for Rendering a Page</text:span><text:span text:style-name="T69"><text:line-break/></text:span><text:span text:style-name="T70">After clicking on any link</text:span><text:span text:style-name="T71"><text:s/>the result should be rendered within no more than 1 second in</text:span><text:span text:style-name="T72"><text:line-break/></text:span><text:span text:style-name="T73">average and it should not take more than 10 seconds in maximum.</text:span><text:span text:style-name="T74"><text:line-break/></text:span><text:span text:style-name="T75">- Minimum number of concurrent users</text:span><text:span text:style-name="T76"><text:line-break/></text:span><text:span text:style-name="T77">The application should be able to address at least 600 users concurrently</text:span></text:p>
      <text:p text:style-name="Standard"><text:span text:style-name="T78"><text:s/></text:span></text:p>
      <text:soft-page-break/>
      <text:p text:style-name="Standard"><text:span text:style-name="T79">Network security</text:span><text:span text:style-name="T80"><text:s/>:</text:span><text:span text:style-name="T81">is a complicated subject, however, it is becoming more and more important as people spend more and more time connected. n a Web shop system, network security starts from authenticating the user with a user name and password, for authentication, users hav</text:span><text:span text:style-name="T82">e to use password with strongly of security, and also need to change it usually. In the code, it should be also prepared for certain attack type such as SQL injection attack. And for instance, automatic generation of user id in the firewall is a good way t</text:span><text:span text:style-name="T83">o prevent attacks. The Web shop system is a small or medium business. It has a fairly strong firewall to prevent malicious attacks from hacking or some spamming and protect computer networks from attack and subsequent intrusion by restricting the network t</text:span><text:span text:style-name="T84">raffic which can pass through.</text:span></text:p>
      <text:p text:style-name="P85"/>
      <text:p text:style-name="Standard"><text:span text:style-name="T86"><text:s/></text:span><text:span text:style-name="T87">Data security</text:span><text:span text:style-name="T88"><text:s/>:</text:span></text:p>
      <text:p text:style-name="Standard"><text:span text:style-name="T89">The damage of the hard drive is one of threat factors for data security. A hard drive physical damage means loss of data. Loss of equipment operation, storage media failure, in order to ensure data security</text:span><text:span text:style-name="T90">, redundant arrays of inexpensive disks(RAID), hierarchical storage management can solve it, and it use in modern system.</text:span></text:p>
      <text:p text:style-name="Standard"><text:span text:style-name="T91"><text:s/></text:span></text:p>
      <text:p text:style-name="P92"/>
      <text:p text:style-name="P93"/>
      <text:p text:style-name="Standard"><text:span text:style-name="T94">System Requirements:</text:span></text:p>
      <text:p text:style-name="Standard"><text:span text:style-name="T95">▪</text:span><text:span text:style-name="T96"><text:s/></text:span><text:span text:style-name="T97">Safety <text:s/>.</text:span></text:p>
      <text:p text:style-name="Standard"><text:span text:style-name="T98">▪</text:span><text:span text:style-name="T99"><text:s/></text:span><text:span text:style-name="T100">Security <text:s/>.</text:span></text:p>
      <text:p text:style-name="Standard"><text:span text:style-name="T101">▪</text:span><text:span text:style-name="T102"><text:s/></text:span><text:span text:style-name="T103">Works on an online host.</text:span></text:p>
      <text:p text:style-name="Standard"><text:span text:style-name="T104">▪</text:span><text:span text:style-name="T105"><text:s/></text:span><text:span text:style-name="T106">SEO (Search Engine Optimization).</text:span></text:p>
      <text:p text:style-name="P107"/>
      <text:p text:style-name="P108">Domain Requirements Specification:</text:p>
      <text:p text:style-name="P109"><text:s text:c="6"/>• User can't sell bike without admin approve<text:s/>.</text:p>
      <text:p text:style-name="P110"><text:s text:c="6"/>• Bike or scooter will<text:s/><text:s/>be<text:s/>deleted<text:s/>form system if it has any problem.</text:p>
      <text:p text:style-name="P111"><text:s text:c="6"/>User can’t make order without register in the system .</text:p>
      <text:p text:style-name="P112"/>
      <text:p text:style-name="P1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Bold" svg:font-family="Georgia-Bold" style:font-family-generic="roman" style:font-pitch="variable"/>
    <style:font-face style:name="Roboto, Noto, sans-serif" svg:font-family="Roboto, Noto, sans-serif" style:font-family-generic="system"/>
    <style:font-face style:name="Wingdings-Regular" svg:font-family="Wingdings-Regular"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 style:display-name="Default" style:family="paragraph">
      <style:text-properties style:font-name="Times New Roman" style:font-name-asian="Times New Roman" style:font-name-complex="Times New Roman" fo:color="#000000" fo:hyphenate="false"/>
    </style:style>
    <style:style style:name="BulletSymbols" style:display-name="Bullet Symbols" style:family="text">
      <style:text-properties style:font-name="OpenSymbol" style:font-name-asian="OpenSymbol" style:font-name-complex="OpenSymbol"/>
    </style:style>
    <text:list-style style:name="WWNum1" style:display-name="WWNum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ael Eid</meta:initial-creator>
    <dc:creator>mohamed fathy</dc:creator>
    <meta:creation-date>2020-03-10T16:47:00Z</meta:creation-date>
    <dc:date>2020-06-02T18:15:00Z</dc:date>
    <meta:template xlink:href="Normal.dotm" xlink:type="simple"/>
    <meta:editing-cycles>3</meta:editing-cycles>
    <meta:editing-duration>PT96720S</meta:editing-duration>
    <meta:document-statistic meta:page-count="2" meta:paragraph-count="8" meta:word-count="645" meta:character-count="4320" meta:row-count="30" meta:non-whitespace-character-count="3683"/>
  </office:meta>
</office:document-meta>
</file>